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float" office:value="0.3" calcext:value-type="float" table:number-columns-spanned="2" table:number-rows-spanned="1">
            <text:p>0.3</text:p>
          </table:table-cell>
          <table:covered-table-cell/>
          <table:table-cell/>
          <table:table-cell table:style-name="ce1" office:value-type="float" office:value="0.8" calcext:value-type="float" table:number-columns-spanned="2" table:number-rows-spanned="1">
            <text:p>0.8</text:p>
          </table:table-cell>
          <table:covered-table-cell/>
          <table: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1" office:value-type="float" office:value="4.8" calcext:value-type="float" table:number-columns-spanned="2" table:number-rows-spanned="1">
            <text:p>4.8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v/(1-v)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v/(1-v)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v/(1-v)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v/(1-v)</text:p>
          </table:table-cell>
        </table:table-row>
        <table:table-row table:style-name="ro1">
          <table:table-cell/>
          <table:table-cell office:value-type="float" office:value="0.0300253084994751" calcext:value-type="float">
            <text:p>0.0300253085</text:p>
          </table:table-cell>
          <table:table-cell office:value-type="float" office:value="0.105405772349725" calcext:value-type="float">
            <text:p>0.1054057723</text:p>
          </table:table-cell>
          <table:table-cell/>
          <table:table-cell office:value-type="float" office:value="0.0370548400707259" calcext:value-type="float">
            <text:p>0.0370548401</text:p>
          </table:table-cell>
          <table:table-cell office:value-type="float" office:value="0.0781947837295043" calcext:value-type="float">
            <text:p>0.0781947837</text:p>
          </table:table-cell>
          <table:table-cell/>
          <table:table-cell office:value-type="float" office:value="0.0961106390650977" calcext:value-type="float">
            <text:p>0.0961106391</text:p>
          </table:table-cell>
          <table:table-cell office:value-type="float" office:value="0.105921584180448" calcext:value-type="float">
            <text:p>0.1059215842</text:p>
          </table:table-cell>
          <table:table-cell/>
          <table:table-cell office:value-type="float" office:value="0.0767185994264492" calcext:value-type="float">
            <text:p>0.0767185994</text:p>
          </table:table-cell>
          <table:table-cell office:value-type="float" office:value="0.0310246355109199" calcext:value-type="float">
            <text:p>0.0310246355</text:p>
          </table:table-cell>
        </table:table-row>
        <table:table-row table:style-name="ro1">
          <table:table-cell/>
          <table:table-cell office:value-type="float" office:value="0.0541492264676395" calcext:value-type="float">
            <text:p>0.0541492265</text:p>
          </table:table-cell>
          <table:table-cell office:value-type="float" office:value="0.237895656524851" calcext:value-type="float">
            <text:p>0.2378956565</text:p>
          </table:table-cell>
          <table:table-cell/>
          <table:table-cell office:value-type="float" office:value="0.076527420182035" calcext:value-type="float">
            <text:p>0.0765274202</text:p>
          </table:table-cell>
          <table:table-cell office:value-type="float" office:value="0.1732029514317" calcext:value-type="float">
            <text:p>0.1732029514</text:p>
          </table:table-cell>
          <table:table-cell/>
          <table:table-cell office:value-type="float" office:value="0.149274062625167" calcext:value-type="float">
            <text:p>0.1492740626</text:p>
          </table:table-cell>
          <table:table-cell office:value-type="float" office:value="0.159224735303409" calcext:value-type="float">
            <text:p>0.1592247353</text:p>
          </table:table-cell>
          <table:table-cell/>
          <table:table-cell office:value-type="float" office:value="0.121939012879935" calcext:value-type="float">
            <text:p>0.1219390129</text:p>
          </table:table-cell>
          <table:table-cell office:value-type="float" office:value="0.0679847022572703" calcext:value-type="float">
            <text:p>0.0679847023</text:p>
          </table:table-cell>
        </table:table-row>
        <table:table-row table:style-name="ro1">
          <table:table-cell/>
          <table:table-cell office:value-type="float" office:value="0.084913085259448" calcext:value-type="float">
            <text:p>0.0849130853</text:p>
          </table:table-cell>
          <table:table-cell office:value-type="float" office:value="0.354188348976457" calcext:value-type="float">
            <text:p>0.354188349</text:p>
          </table:table-cell>
          <table:table-cell/>
          <table:table-cell office:value-type="float" office:value="0.105934511765804" calcext:value-type="float">
            <text:p>0.1059345118</text:p>
          </table:table-cell>
          <table:table-cell office:value-type="float" office:value="0.295064561585692" calcext:value-type="float">
            <text:p>0.2950645616</text:p>
          </table:table-cell>
          <table:table-cell/>
          <table:table-cell office:value-type="float" office:value="0.183591207220526" calcext:value-type="float">
            <text:p>0.1835912072</text:p>
          </table:table-cell>
          <table:table-cell office:value-type="float" office:value="0.223481073567434" calcext:value-type="float">
            <text:p>0.2234810736</text:p>
          </table:table-cell>
          <table:table-cell/>
          <table:table-cell office:value-type="float" office:value="0.157585828499265" calcext:value-type="float">
            <text:p>0.1575858285</text:p>
          </table:table-cell>
          <table:table-cell office:value-type="float" office:value="0.1061415678425" calcext:value-type="float">
            <text:p>0.1061415678</text:p>
          </table:table-cell>
        </table:table-row>
        <table:table-row table:style-name="ro1">
          <table:table-cell/>
          <table:table-cell office:value-type="float" office:value="0.124358641030823" calcext:value-type="float">
            <text:p>0.124358641</text:p>
          </table:table-cell>
          <table:table-cell office:value-type="float" office:value="0.502317689487231" calcext:value-type="float">
            <text:p>0.5023176895</text:p>
          </table:table-cell>
          <table:table-cell/>
          <table:table-cell office:value-type="float" office:value="0.146433185833424" calcext:value-type="float">
            <text:p>0.1464331858</text:p>
          </table:table-cell>
          <table:table-cell office:value-type="float" office:value="0.434849683811111" calcext:value-type="float">
            <text:p>0.4348496838</text:p>
          </table:table-cell>
          <table:table-cell/>
          <table:table-cell office:value-type="float" office:value="0.266788433468011" calcext:value-type="float">
            <text:p>0.2667884335</text:p>
          </table:table-cell>
          <table:table-cell office:value-type="float" office:value="0.384491573619508" calcext:value-type="float">
            <text:p>0.3844915736</text:p>
          </table:table-cell>
          <table:table-cell/>
          <table:table-cell office:value-type="float" office:value="0.188150441942958" calcext:value-type="float">
            <text:p>0.1881504419</text:p>
          </table:table-cell>
          <table:table-cell office:value-type="float" office:value="0.140568123405855" calcext:value-type="float">
            <text:p>0.1405681234</text:p>
          </table:table-cell>
        </table:table-row>
        <table:table-row table:style-name="ro1">
          <table:table-cell/>
          <table:table-cell office:value-type="float" office:value="0.135981299282313" calcext:value-type="float">
            <text:p>0.1359812993</text:p>
          </table:table-cell>
          <table:table-cell office:value-type="float" office:value="0.621511223116876" calcext:value-type="float">
            <text:p>0.6215112231</text:p>
          </table:table-cell>
          <table:table-cell/>
          <table:table-cell office:value-type="float" office:value="0.193037423959583" calcext:value-type="float">
            <text:p>0.193037424</text:p>
          </table:table-cell>
          <table:table-cell office:value-type="float" office:value="0.712571876045345" calcext:value-type="float">
            <text:p>0.712571876</text:p>
          </table:table-cell>
          <table:table-cell/>
          <table:table-cell office:value-type="float" office:value="0.486889735730764" calcext:value-type="float">
            <text:p>0.4868897357</text:p>
          </table:table-cell>
          <table:table-cell office:value-type="float" office:value="1.08376241698315" calcext:value-type="float">
            <text:p>1.083762417</text:p>
          </table:table-cell>
          <table:table-cell/>
          <table:table-cell office:value-type="float" office:value="0.220078310190696" calcext:value-type="float">
            <text:p>0.2200783102</text:p>
          </table:table-cell>
          <table:table-cell office:value-type="float" office:value="0.165768166955158" calcext:value-type="float">
            <text:p>0.165768167</text:p>
          </table:table-cell>
        </table:table-row>
        <table:table-row table:style-name="ro1">
          <table:table-cell/>
          <table:table-cell office:value-type="float" office:value="0.270588489686208" calcext:value-type="float">
            <text:p>0.2705884897</text:p>
          </table:table-cell>
          <table:table-cell office:value-type="float" office:value="1.62213660086576" calcext:value-type="float">
            <text:p>1.6221366009</text:p>
          </table:table-cell>
          <table:table-cell/>
          <table:table-cell office:value-type="float" office:value="0.486328864429795" calcext:value-type="float">
            <text:p>0.4863288644</text:p>
          </table:table-cell>
          <table:table-cell office:value-type="float" office:value="2.58555847169142" calcext:value-type="float">
            <text:p>2.5855584717</text:p>
          </table:table-cell>
          <table:table-cell/>
          <table:table-cell office:value-type="float" office:value="0.7462797259017" calcext:value-type="float">
            <text:p>0.7462797259</text:p>
          </table:table-cell>
          <table:table-cell office:value-type="float" office:value="3.05255385945689" calcext:value-type="float">
            <text:p>3.0525538595</text:p>
          </table:table-cell>
          <table:table-cell/>
          <table:table-cell office:value-type="float" office:value="0.401034085685984" calcext:value-type="float">
            <text:p>0.4010340857</text:p>
          </table:table-cell>
          <table:table-cell office:value-type="float" office:value="0.400325044393819" calcext:value-type="float">
            <text:p>0.4003250444</text:p>
          </table:table-cell>
        </table:table-row>
        <table:table-row table:style-name="ro1">
          <table:table-cell/>
          <table:table-cell office:value-type="float" office:value="0.433325138121456" calcext:value-type="float">
            <text:p>0.4333251381</text:p>
          </table:table-cell>
          <table:table-cell office:value-type="float" office:value="2.84644061776788" calcext:value-type="float">
            <text:p>2.8464406178</text:p>
          </table:table-cell>
          <table:table-cell/>
          <table:table-cell office:value-type="float" office:value="0.83612246287124" calcext:value-type="float">
            <text:p>0.8361224629</text:p>
          </table:table-cell>
          <table:table-cell office:value-type="float" office:value="6.24252061753097" calcext:value-type="float">
            <text:p>6.2425206175</text:p>
          </table:table-cell>
          <table:table-cell/>
          <table:table-cell office:value-type="float" office:value="1.25625575077214" calcext:value-type="float">
            <text:p>1.2562557508</text:p>
          </table:table-cell>
          <table:table-cell office:value-type="float" office:value="6.19307063912268" calcext:value-type="float">
            <text:p>6.1930706391</text:p>
          </table:table-cell>
          <table:table-cell/>
          <table:table-cell office:value-type="float" office:value="0.57692693022452" calcext:value-type="float">
            <text:p>0.5769269302</text:p>
          </table:table-cell>
          <table:table-cell office:value-type="float" office:value="0.662608895519141" calcext:value-type="float">
            <text:p>0.6626088955</text:p>
          </table:table-cell>
        </table:table-row>
        <table:table-row table:style-name="ro1">
          <table:table-cell/>
          <table:table-cell office:value-type="float" office:value="0.639225536052992" calcext:value-type="float">
            <text:p>0.6392255361</text:p>
          </table:table-cell>
          <table:table-cell office:value-type="float" office:value="3.1402815711824" calcext:value-type="float">
            <text:p>3.1402815712</text:p>
          </table:table-cell>
          <table:table-cell/>
          <table:table-cell office:value-type="float" office:value="1.20984559314977" calcext:value-type="float">
            <text:p>1.2098455931</text:p>
          </table:table-cell>
          <table:table-cell office:value-type="float" office:value="6.95323792902864" calcext:value-type="float">
            <text:p>6.953237929</text:p>
          </table:table-cell>
          <table:table-cell table:number-columns-repeated="4"/>
          <table:table-cell office:value-type="float" office:value="0.690854877139161" calcext:value-type="float">
            <text:p>0.6908548771</text:p>
          </table:table-cell>
          <table:table-cell office:value-type="float" office:value="1.18395147416705" calcext:value-type="float">
            <text:p>1.1839514742</text:p>
          </table:table-cell>
        </table:table-row>
        <table:table-row table:style-name="ro1">
          <table:table-cell/>
          <table:table-cell office:value-type="float" office:value="0.7153649871346" calcext:value-type="float">
            <text:p>0.7153649871</text:p>
          </table:table-cell>
          <table:table-cell office:value-type="float" office:value="5.71891332613191" calcext:value-type="float">
            <text:p>5.7189133261</text:p>
          </table:table-cell>
          <table:table-cell table:number-columns-repeated="7"/>
          <table:table-cell office:value-type="float" office:value="1.22583096258858" calcext:value-type="float">
            <text:p>1.2258309626</text:p>
          </table:table-cell>
          <table:table-cell office:value-type="float" office:value="3.6752588528129" calcext:value-type="float">
            <text:p>3.6752588528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0.0300253084994751" calcext:value-type="float">
            <text:p>0.0300253085</text:p>
          </table:table-cell>
          <table:table-cell table:formula="of:=[.C7]/(1+[.C7])" office:value-type="float" office:value="0.0953548235284383" calcext:value-type="float">
            <text:p>0.0953548235</text:p>
          </table:table-cell>
          <table:table-cell/>
          <table:table-cell office:value-type="float" office:value="0.0370548400707259" calcext:value-type="float">
            <text:p>0.0370548401</text:p>
          </table:table-cell>
          <table:table-cell table:formula="of:=[.F7]/(1+[.F7])" office:value-type="float" office:value="0.0725238008099302" calcext:value-type="float">
            <text:p>0.0725238008</text:p>
          </table:table-cell>
          <table:table-cell/>
          <table:table-cell office:value-type="float" office:value="0.0961106390650977" calcext:value-type="float">
            <text:p>0.0961106391</text:p>
          </table:table-cell>
          <table:table-cell table:formula="of:=[.I7]/(1+[.I7])" office:value-type="float" office:value="0.0957767582219152" calcext:value-type="float">
            <text:p>0.0957767582</text:p>
          </table:table-cell>
          <table:table-cell/>
          <table:table-cell office:value-type="float" office:value="0.0767185994264492" calcext:value-type="float">
            <text:p>0.0767185994</text:p>
          </table:table-cell>
          <table:table-cell table:formula="of:=[.L7]/(1+[.L7])" office:value-type="float" office:value="0.0300910710009812" calcext:value-type="float">
            <text:p>0.030091071</text:p>
          </table:table-cell>
        </table:table-row>
        <table:table-row table:style-name="ro1">
          <table:table-cell/>
          <table:table-cell office:value-type="float" office:value="0.0541492264676395" calcext:value-type="float">
            <text:p>0.0541492265</text:p>
          </table:table-cell>
          <table:table-cell table:formula="of:=[.C8]/(1+[.C8])" office:value-type="float" office:value="0.192177470912772" calcext:value-type="float">
            <text:p>0.1921774709</text:p>
          </table:table-cell>
          <table:table-cell/>
          <table:table-cell office:value-type="float" office:value="0.076527420182035" calcext:value-type="float">
            <text:p>0.0765274202</text:p>
          </table:table-cell>
          <table:table-cell table:formula="of:=[.F8]/(1+[.F8])" office:value-type="float" office:value="0.14763255685671" calcext:value-type="float">
            <text:p>0.1476325569</text:p>
          </table:table-cell>
          <table:table-cell/>
          <table:table-cell office:value-type="float" office:value="0.149274062625167" calcext:value-type="float">
            <text:p>0.1492740626</text:p>
          </table:table-cell>
          <table:table-cell table:formula="of:=[.I8]/(1+[.I8])" office:value-type="float" office:value="0.137354501206131" calcext:value-type="float">
            <text:p>0.1373545012</text:p>
          </table:table-cell>
          <table:table-cell/>
          <table:table-cell office:value-type="float" office:value="0.121939012879935" calcext:value-type="float">
            <text:p>0.1219390129</text:p>
          </table:table-cell>
          <table:table-cell table:formula="of:=[.L8]/(1+[.L8])" office:value-type="float" office:value="0.0636570000614983" calcext:value-type="float">
            <text:p>0.0636570001</text:p>
          </table:table-cell>
        </table:table-row>
        <table:table-row table:style-name="ro1">
          <table:table-cell/>
          <table:table-cell office:value-type="float" office:value="0.084913085259448" calcext:value-type="float">
            <text:p>0.0849130853</text:p>
          </table:table-cell>
          <table:table-cell table:formula="of:=[.C9]/(1+[.C9])" office:value-type="float" office:value="0.261550285264354" calcext:value-type="float">
            <text:p>0.2615502853</text:p>
          </table:table-cell>
          <table:table-cell/>
          <table:table-cell office:value-type="float" office:value="0.105934511765804" calcext:value-type="float">
            <text:p>0.1059345118</text:p>
          </table:table-cell>
          <table:table-cell table:formula="of:=[.F9]/(1+[.F9])" office:value-type="float" office:value="0.227837723568323" calcext:value-type="float">
            <text:p>0.2278377236</text:p>
          </table:table-cell>
          <table:table-cell/>
          <table:table-cell office:value-type="float" office:value="0.183591207220526" calcext:value-type="float">
            <text:p>0.1835912072</text:p>
          </table:table-cell>
          <table:table-cell table:formula="of:=[.I9]/(1+[.I9])" office:value-type="float" office:value="0.182660016894096" calcext:value-type="float">
            <text:p>0.1826600169</text:p>
          </table:table-cell>
          <table:table-cell/>
          <table:table-cell office:value-type="float" office:value="0.157585828499265" calcext:value-type="float">
            <text:p>0.1575858285</text:p>
          </table:table-cell>
          <table:table-cell table:formula="of:=[.L9]/(1+[.L9])" office:value-type="float" office:value="0.0959565854210926" calcext:value-type="float">
            <text:p>0.0959565854</text:p>
          </table:table-cell>
        </table:table-row>
        <table:table-row table:style-name="ro1">
          <table:table-cell/>
          <table:table-cell office:value-type="float" office:value="0.124358641030823" calcext:value-type="float">
            <text:p>0.124358641</text:p>
          </table:table-cell>
          <table:table-cell table:formula="of:=[.C10]/(1+[.C10])" office:value-type="float" office:value="0.334361828395085" calcext:value-type="float">
            <text:p>0.3343618284</text:p>
          </table:table-cell>
          <table:table-cell/>
          <table:table-cell office:value-type="float" office:value="0.146433185833424" calcext:value-type="float">
            <text:p>0.1464331858</text:p>
          </table:table-cell>
          <table:table-cell table:formula="of:=[.F10]/(1+[.F10])" office:value-type="float" office:value="0.303062884368559" calcext:value-type="float">
            <text:p>0.3030628844</text:p>
          </table:table-cell>
          <table:table-cell/>
          <table:table-cell office:value-type="float" office:value="0.266788433468011" calcext:value-type="float">
            <text:p>0.2667884335</text:p>
          </table:table-cell>
          <table:table-cell table:formula="of:=[.I10]/(1+[.I10])" office:value-type="float" office:value="0.277713191575679" calcext:value-type="float">
            <text:p>0.2777131916</text:p>
          </table:table-cell>
          <table:table-cell/>
          <table:table-cell office:value-type="float" office:value="0.188150441942958" calcext:value-type="float">
            <text:p>0.1881504419</text:p>
          </table:table-cell>
          <table:table-cell table:formula="of:=[.L10]/(1+[.L10])" office:value-type="float" office:value="0.1232439523087" calcext:value-type="float">
            <text:p>0.1232439523</text:p>
          </table:table-cell>
        </table:table-row>
        <table:table-row table:style-name="ro1">
          <table:table-cell/>
          <table:table-cell office:value-type="float" office:value="0.135981299282313" calcext:value-type="float">
            <text:p>0.1359812993</text:p>
          </table:table-cell>
          <table:table-cell table:formula="of:=[.C11]/(1+[.C11])" office:value-type="float" office:value="0.383291348376981" calcext:value-type="float">
            <text:p>0.3832913484</text:p>
          </table:table-cell>
          <table:table-cell/>
          <table:table-cell office:value-type="float" office:value="0.193037423959583" calcext:value-type="float">
            <text:p>0.193037424</text:p>
          </table:table-cell>
          <table:table-cell table:formula="of:=[.F11]/(1+[.F11])" office:value-type="float" office:value="0.416082901986461" calcext:value-type="float">
            <text:p>0.416082902</text:p>
          </table:table-cell>
          <table:table-cell/>
          <table:table-cell office:value-type="float" office:value="0.486889735730764" calcext:value-type="float">
            <text:p>0.4868897357</text:p>
          </table:table-cell>
          <table:table-cell table:formula="of:=[.I11]/(1+[.I11])" office:value-type="float" office:value="0.52009884051571" calcext:value-type="float">
            <text:p>0.5200988405</text:p>
          </table:table-cell>
          <table:table-cell/>
          <table:table-cell office:value-type="float" office:value="0.220078310190696" calcext:value-type="float">
            <text:p>0.2200783102</text:p>
          </table:table-cell>
          <table:table-cell table:formula="of:=[.L11]/(1+[.L11])" office:value-type="float" office:value="0.142196511840021" calcext:value-type="float">
            <text:p>0.1421965118</text:p>
          </table:table-cell>
        </table:table-row>
        <table:table-row table:style-name="ro1">
          <table:table-cell/>
          <table:table-cell office:value-type="float" office:value="0.270588489686208" calcext:value-type="float">
            <text:p>0.2705884897</text:p>
          </table:table-cell>
          <table:table-cell table:formula="of:=[.C12]/(1+[.C12])" office:value-type="float" office:value="0.618631615275183" calcext:value-type="float">
            <text:p>0.6186316153</text:p>
          </table:table-cell>
          <table:table-cell/>
          <table:table-cell office:value-type="float" office:value="0.486328864429795" calcext:value-type="float">
            <text:p>0.4863288644</text:p>
          </table:table-cell>
          <table:table-cell table:formula="of:=[.F12]/(1+[.F12])" office:value-type="float" office:value="0.721103418645891" calcext:value-type="float">
            <text:p>0.7211034186</text:p>
          </table:table-cell>
          <table:table-cell/>
          <table:table-cell office:value-type="float" office:value="0.7462797259017" calcext:value-type="float">
            <text:p>0.7462797259</text:p>
          </table:table-cell>
          <table:table-cell table:formula="of:=[.I12]/(1+[.I12])" office:value-type="float" office:value="0.753242021036577" calcext:value-type="float">
            <text:p>0.753242021</text:p>
          </table:table-cell>
          <table:table-cell/>
          <table:table-cell office:value-type="float" office:value="0.401034085685984" calcext:value-type="float">
            <text:p>0.4010340857</text:p>
          </table:table-cell>
          <table:table-cell table:formula="of:=[.L12]/(1+[.L12])" office:value-type="float" office:value="0.285880086196069" calcext:value-type="float">
            <text:p>0.2858800862</text:p>
          </table:table-cell>
        </table:table-row>
        <table:table-row table:style-name="ro1">
          <table:table-cell/>
          <table:table-cell office:value-type="float" office:value="0.433325138121456" calcext:value-type="float">
            <text:p>0.4333251381</text:p>
          </table:table-cell>
          <table:table-cell table:formula="of:=[.C13]/(1+[.C13])" office:value-type="float" office:value="0.740019384315802" calcext:value-type="float">
            <text:p>0.7400193843</text:p>
          </table:table-cell>
          <table:table-cell/>
          <table:table-cell office:value-type="float" office:value="0.83612246287124" calcext:value-type="float">
            <text:p>0.8361224629</text:p>
          </table:table-cell>
          <table:table-cell table:formula="of:=[.F13]/(1+[.F13])" office:value-type="float" office:value="0.86192652353941" calcext:value-type="float">
            <text:p>0.8619265235</text:p>
          </table:table-cell>
          <table:table-cell/>
          <table:table-cell office:value-type="float" office:value="1.25625575077214" calcext:value-type="float">
            <text:p>1.2562557508</text:p>
          </table:table-cell>
          <table:table-cell table:formula="of:=[.I13]/(1+[.I13])" office:value-type="float" office:value="0.860977314116581" calcext:value-type="float">
            <text:p>0.8609773141</text:p>
          </table:table-cell>
          <table:table-cell/>
          <table:table-cell office:value-type="float" office:value="0.57692693022452" calcext:value-type="float">
            <text:p>0.5769269302</text:p>
          </table:table-cell>
          <table:table-cell table:formula="of:=[.L13]/(1+[.L13])" office:value-type="float" office:value="0.398535637157315" calcext:value-type="float">
            <text:p>0.3985356372</text:p>
          </table:table-cell>
        </table:table-row>
        <table:table-row table:style-name="ro1">
          <table:table-cell/>
          <table:table-cell office:value-type="float" office:value="0.639225536052992" calcext:value-type="float">
            <text:p>0.6392255361</text:p>
          </table:table-cell>
          <table:table-cell table:formula="of:=[.C14]/(1+[.C14])" office:value-type="float" office:value="0.758470533269935" calcext:value-type="float">
            <text:p>0.7584705333</text:p>
          </table:table-cell>
          <table:table-cell/>
          <table:table-cell office:value-type="float" office:value="1.20984559314977" calcext:value-type="float">
            <text:p>1.2098455931</text:p>
          </table:table-cell>
          <table:table-cell table:formula="of:=[.F14]/(1+[.F14])" office:value-type="float" office:value="0.874265046648474" calcext:value-type="float">
            <text:p>0.8742650466</text:p>
          </table:table-cell>
          <table:table-cell table:number-columns-repeated="4"/>
          <table:table-cell office:value-type="float" office:value="0.690854877139161" calcext:value-type="float">
            <text:p>0.6908548771</text:p>
          </table:table-cell>
          <table:table-cell table:formula="of:=[.L14]/(1+[.L14])" office:value-type="float" office:value="0.542114368460775" calcext:value-type="float">
            <text:p>0.5421143685</text:p>
          </table:table-cell>
        </table:table-row>
        <table:table-row table:style-name="ro1">
          <table:table-cell/>
          <table:table-cell office:value-type="float" office:value="0.7153649871346" calcext:value-type="float">
            <text:p>0.7153649871</text:p>
          </table:table-cell>
          <table:table-cell table:formula="of:=[.C15]/(1+[.C15])" office:value-type="float" office:value="0.851166408694291" calcext:value-type="float">
            <text:p>0.8511664087</text:p>
          </table:table-cell>
          <table:table-cell table:number-columns-repeated="7"/>
          <table:table-cell office:value-type="float" office:value="1.22583096258858" calcext:value-type="float">
            <text:p>1.2258309626</text:p>
          </table:table-cell>
          <table:table-cell table:formula="of:=[.L15]/(1+[.L15])" office:value-type="float" office:value="0.78610809979038" calcext:value-type="float">
            <text:p>0.7861080998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float" office:value="0.3" calcext:value-type="float" table:number-columns-spanned="2" table:number-rows-spanned="1">
            <text:p>0.3</text:p>
          </table:table-cell>
          <table:covered-table-cell/>
          <table:table-cell/>
          <table:table-cell table:style-name="ce1" office:value-type="float" office:value="0.8" calcext:value-type="float" table:number-columns-spanned="2" table:number-rows-spanned="1">
            <text:p>0.8</text:p>
          </table:table-cell>
          <table:covered-table-cell/>
          <table: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1" office:value-type="float" office:value="4.8" calcext:value-type="float" table:number-columns-spanned="2" table:number-rows-spanned="1">
            <text:p>4.8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/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/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/f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/f</text:p>
          </table:table-cell>
        </table:table-row>
        <table:table-row table:style-name="ro1">
          <table:table-cell/>
          <table:table-cell office:value-type="float" office:value="0.0653048217117843" calcext:value-type="float">
            <text:p>0.0653048217</text:p>
          </table:table-cell>
          <table:table-cell office:value-type="float" office:value="0.928324036423465" calcext:value-type="float">
            <text:p>0.9283240364</text:p>
          </table:table-cell>
          <table:table-cell/>
          <table:table-cell office:value-type="float" office:value="0.0748652400974323" calcext:value-type="float">
            <text:p>0.0748652401</text:p>
          </table:table-cell>
          <table:table-cell office:value-type="float" office:value="1.74665632395737" calcext:value-type="float">
            <text:p>1.746656324</text:p>
          </table:table-cell>
          <table:table-cell/>
          <table:table-cell office:value-type="float" office:value="0.132128934717412" calcext:value-type="float">
            <text:p>0.1321289347</text:p>
          </table:table-cell>
          <table:table-cell office:value-type="float" office:value="2.6688636689279" calcext:value-type="float">
            <text:p>2.6688636689</text:p>
          </table:table-cell>
          <table:table-cell/>
          <table:table-cell office:value-type="float" office:value="0.145110846504642" calcext:value-type="float">
            <text:p>0.1451108465</text:p>
          </table:table-cell>
          <table:table-cell office:value-type="float" office:value="2.06429937202627" calcext:value-type="float">
            <text:p>2.064299372</text:p>
          </table:table-cell>
        </table:table-row>
        <table:table-row table:style-name="ro1">
          <table:table-cell/>
          <table:table-cell office:value-type="float" office:value="0.0496672381507631" calcext:value-type="float">
            <text:p>0.0496672382</text:p>
          </table:table-cell>
          <table:table-cell office:value-type="float" office:value="0.861129364565681" calcext:value-type="float">
            <text:p>0.8611293646</text:p>
          </table:table-cell>
          <table:table-cell/>
          <table:table-cell office:value-type="float" office:value="0.156659930730198" calcext:value-type="float">
            <text:p>0.1566599307</text:p>
          </table:table-cell>
          <table:table-cell office:value-type="float" office:value="1.63683256174746" calcext:value-type="float">
            <text:p>1.6368325617</text:p>
          </table:table-cell>
          <table:table-cell/>
          <table:table-cell office:value-type="float" office:value="0.470350351042753" calcext:value-type="float">
            <text:p>0.470350351</text:p>
          </table:table-cell>
          <table:table-cell office:value-type="float" office:value="2.86469661111578" calcext:value-type="float">
            <text:p>2.8646966111</text:p>
          </table:table-cell>
          <table:table-cell/>
          <table:table-cell office:value-type="float" office:value="0.35052397021695" calcext:value-type="float">
            <text:p>0.3505239702</text:p>
          </table:table-cell>
          <table:table-cell office:value-type="float" office:value="2.675237281185" calcext:value-type="float">
            <text:p>2.6752372812</text:p>
          </table:table-cell>
        </table:table-row>
        <table:table-row table:style-name="ro1">
          <table:table-cell/>
          <table:table-cell office:value-type="float" office:value="0.11503381967124" calcext:value-type="float">
            <text:p>0.1150338197</text:p>
          </table:table-cell>
          <table:table-cell office:value-type="float" office:value="0.781819888634713" calcext:value-type="float">
            <text:p>0.7818198886</text:p>
          </table:table-cell>
          <table:table-cell/>
          <table:table-cell office:value-type="float" office:value="0.188182137087012" calcext:value-type="float">
            <text:p>0.1881821371</text:p>
          </table:table-cell>
          <table:table-cell office:value-type="float" office:value="1.7406878560453" calcext:value-type="float">
            <text:p>1.740687856</text:p>
          </table:table-cell>
          <table:table-cell/>
          <table:table-cell office:value-type="float" office:value="0.817601051398983" calcext:value-type="float">
            <text:p>0.8176010514</text:p>
          </table:table-cell>
          <table:table-cell office:value-type="float" office:value="2.94451004708568" calcext:value-type="float">
            <text:p>2.9445100471</text:p>
          </table:table-cell>
          <table:table-cell/>
          <table:table-cell office:value-type="float" office:value="0.500390321990939" calcext:value-type="float">
            <text:p>0.500390322</text:p>
          </table:table-cell>
          <table:table-cell office:value-type="float" office:value="3.15175620191999" calcext:value-type="float">
            <text:p>3.1517562019</text:p>
          </table:table-cell>
        </table:table-row>
        <table:table-row table:style-name="ro1">
          <table:table-cell/>
          <table:table-cell office:value-type="float" office:value="0.115774937375554" calcext:value-type="float">
            <text:p>0.1157749374</text:p>
          </table:table-cell>
          <table:table-cell office:value-type="float" office:value="0.690217740381527" calcext:value-type="float">
            <text:p>0.6902177404</text:p>
          </table:table-cell>
          <table:table-cell/>
          <table:table-cell office:value-type="float" office:value="0.309391937627534" calcext:value-type="float">
            <text:p>0.3093919376</text:p>
          </table:table-cell>
          <table:table-cell office:value-type="float" office:value="1.7591565092368" calcext:value-type="float">
            <text:p>1.7591565092</text:p>
          </table:table-cell>
          <table:table-cell/>
          <table:table-cell office:value-type="float" office:value="1.51210245211144" calcext:value-type="float">
            <text:p>1.5121024521</text:p>
          </table:table-cell>
          <table:table-cell office:value-type="float" office:value="3.10413691902548" calcext:value-type="float">
            <text:p>3.104136919</text:p>
          </table:table-cell>
          <table:table-cell/>
          <table:table-cell office:value-type="float" office:value="0.675714066908106" calcext:value-type="float">
            <text:p>0.6757140669</text:p>
          </table:table-cell>
          <table:table-cell office:value-type="float" office:value="3.48174133015806" calcext:value-type="float">
            <text:p>3.4817413302</text:p>
          </table:table-cell>
        </table:table-row>
        <table:table-row table:style-name="ro1">
          <table:table-cell/>
          <table:table-cell office:value-type="float" office:value="0.164911041171559" calcext:value-type="float">
            <text:p>0.1649110412</text:p>
          </table:table-cell>
          <table:table-cell office:value-type="float" office:value="0.616995311195324" calcext:value-type="float">
            <text:p>0.6169953112</text:p>
          </table:table-cell>
          <table:table-cell/>
          <table:table-cell office:value-type="float" office:value="0.326264717362411" calcext:value-type="float">
            <text:p>0.3262647174</text:p>
          </table:table-cell>
          <table:table-cell office:value-type="float" office:value="1.67368093400594" calcext:value-type="float">
            <text:p>1.673680934</text:p>
          </table:table-cell>
          <table:table-cell/>
          <table:table-cell office:value-type="float" office:value="2.20246594564149" calcext:value-type="float">
            <text:p>2.2024659456</text:p>
          </table:table-cell>
          <table:table-cell office:value-type="float" office:value="2.77520911871223" calcext:value-type="float">
            <text:p>2.7752091187</text:p>
          </table:table-cell>
          <table:table-cell/>
          <table:table-cell office:value-type="float" office:value="0.765895739561357" calcext:value-type="float">
            <text:p>0.7658957396</text:p>
          </table:table-cell>
          <table:table-cell office:value-type="float" office:value="3.33528659021626" calcext:value-type="float">
            <text:p>3.3352865902</text:p>
          </table:table-cell>
        </table:table-row>
        <table:table-row table:style-name="ro1">
          <table:table-cell/>
          <table:table-cell office:value-type="float" office:value="0.206351872804439" calcext:value-type="float">
            <text:p>0.2063518728</text:p>
          </table:table-cell>
          <table:table-cell office:value-type="float" office:value="0.494908521371364" calcext:value-type="float">
            <text:p>0.4949085214</text:p>
          </table:table-cell>
          <table:table-cell/>
          <table:table-cell office:value-type="float" office:value="0.660447042199242" calcext:value-type="float">
            <text:p>0.6604470422</text:p>
          </table:table-cell>
          <table:table-cell office:value-type="float" office:value="1.36874558417368" calcext:value-type="float">
            <text:p>1.3687455842</text:p>
          </table:table-cell>
          <table:table-cell/>
          <table:table-cell office:value-type="float" office:value="2.52545739314318" calcext:value-type="float">
            <text:p>2.5254573931</text:p>
          </table:table-cell>
          <table:table-cell office:value-type="float" office:value="1.85346620750308" calcext:value-type="float">
            <text:p>1.8534662075</text:p>
          </table:table-cell>
          <table:table-cell/>
          <table:table-cell office:value-type="float" office:value="1.43607612761059" calcext:value-type="float">
            <text:p>1.4360761276</text:p>
          </table:table-cell>
          <table:table-cell office:value-type="float" office:value="3.50099062733143" calcext:value-type="float">
            <text:p>3.5009906273</text:p>
          </table:table-cell>
        </table:table-row>
        <table:table-row table:style-name="ro1">
          <table:table-cell/>
          <table:table-cell office:value-type="float" office:value="0.174829666447625" calcext:value-type="float">
            <text:p>0.1748296664</text:p>
          </table:table-cell>
          <table:table-cell office:value-type="float" office:value="0.391053227073524" calcext:value-type="float">
            <text:p>0.3910532271</text:p>
          </table:table-cell>
          <table:table-cell/>
          <table:table-cell office:value-type="float" office:value="0.78556006264915" calcext:value-type="float">
            <text:p>0.7855600626</text:p>
          </table:table-cell>
          <table:table-cell office:value-type="float" office:value="0.904776256565067" calcext:value-type="float">
            <text:p>0.9047762566</text:p>
          </table:table-cell>
          <table:table-cell/>
          <table:table-cell office:value-type="float" office:value="2.94184202335015" calcext:value-type="float">
            <text:p>2.9418420234</text:p>
          </table:table-cell>
          <table:table-cell office:value-type="float" office:value="0.388325913921649" calcext:value-type="float">
            <text:p>0.3883259139</text:p>
          </table:table-cell>
          <table:table-cell/>
          <table:table-cell office:value-type="float" office:value="2.019928655069" calcext:value-type="float">
            <text:p>2.0199286551</text:p>
          </table:table-cell>
          <table:table-cell office:value-type="float" office:value="3.33681823347184" calcext:value-type="float">
            <text:p>3.3368182335</text:p>
          </table:table-cell>
        </table:table-row>
        <table:table-row table:style-name="ro1">
          <table:table-cell/>
          <table:table-cell office:value-type="float" office:value="0.231858673794572" calcext:value-type="float">
            <text:p>0.2318586738</text:p>
          </table:table-cell>
          <table:table-cell office:value-type="float" office:value="0.342267918990895" calcext:value-type="float">
            <text:p>0.342267919</text:p>
          </table:table-cell>
          <table:table-cell/>
          <table:table-cell office:value-type="float" office:value="0.804063301333517" calcext:value-type="float">
            <text:p>0.8040633013</text:p>
          </table:table-cell>
          <table:table-cell office:value-type="float" office:value="0.617775955177201" calcext:value-type="float">
            <text:p>0.6177759552</text:p>
          </table:table-cell>
          <table:table-cell/>
          <table:table-cell office:value-type="float" office:value="2.82995795392224" calcext:value-type="float">
            <text:p>2.8299579539</text:p>
          </table:table-cell>
          <table:table-cell office:value-type="float" office:value="0.217196895210897" calcext:value-type="float">
            <text:p>0.2171968952</text:p>
          </table:table-cell>
          <table:table-cell/>
          <table:table-cell office:value-type="float" office:value="2.73736764872997" calcext:value-type="float">
            <text:p>2.7373676487</text:p>
          </table:table-cell>
          <table:table-cell office:value-type="float" office:value="3.66135861697555" calcext:value-type="float">
            <text:p>3.661358617</text:p>
          </table:table-cell>
        </table:table-row>
        <table:table-row table:style-name="ro1">
          <table:table-cell/>
          <table:table-cell office:value-type="float" office:value="0.264912523406967" calcext:value-type="float">
            <text:p>0.2649125234</text:p>
          </table:table-cell>
          <table:table-cell office:value-type="float" office:value="0.256812106898818" calcext:value-type="float">
            <text:p>0.2568121069</text:p>
          </table:table-cell>
          <table:table-cell/>
          <table:table-cell office:value-type="float" office:value="0.805496128895191" calcext:value-type="float">
            <text:p>0.8054961289</text:p>
          </table:table-cell>
          <table:table-cell office:value-type="float" office:value="0.440678468554376" calcext:value-type="float">
            <text:p>0.4406784686</text:p>
          </table:table-cell>
          <table:table-cell/>
          <table:table-cell office:value-type="float" office:value="2.91954673241204" calcext:value-type="float">
            <text:p>2.9195467324</text:p>
          </table:table-cell>
          <table:table-cell office:value-type="float" office:value="0.144023873871648" calcext:value-type="float">
            <text:p>0.1440238739</text:p>
          </table:table-cell>
          <table:table-cell/>
          <table:table-cell office:value-type="float" office:value="3.82431557780007" calcext:value-type="float">
            <text:p>3.8243155778</text:p>
          </table:table-cell>
          <table:table-cell office:value-type="float" office:value="3.31459458391182" calcext:value-type="float">
            <text:p>3.3145945839</text:p>
          </table:table-cell>
        </table:table-row>
        <table:table-row table:style-name="ro1">
          <table:table-cell/>
          <table:table-cell office:value-type="float" office:value="0.298213412254134" calcext:value-type="float">
            <text:p>0.2982134123</text:p>
          </table:table-cell>
          <table:table-cell office:value-type="float" office:value="0.140822245389012" calcext:value-type="float">
            <text:p>0.1408222454</text:p>
          </table:table-cell>
          <table:table-cell/>
          <table:table-cell office:value-type="float" office:value="0.832139310365272" calcext:value-type="float">
            <text:p>0.8321393104</text:p>
          </table:table-cell>
          <table:table-cell office:value-type="float" office:value="0.147581238852355" calcext:value-type="float">
            <text:p>0.1475812389</text:p>
          </table:table-cell>
          <table:table-cell table:number-columns-repeated="4"/>
          <table:table-cell office:value-type="float" office:value="4.81311481889554" calcext:value-type="float">
            <text:p>4.8131148189</text:p>
          </table:table-cell>
          <table:table-cell office:value-type="float" office:value="1.09900838451163" calcext:value-type="float">
            <text:p>1.0990083845</text:p>
          </table:table-cell>
        </table:table-row>
        <table:table-row table:style-name="ro1">
          <table:table-cell/>
          <table:table-cell office:value-type="float" office:value="0.258452447417699" calcext:value-type="float">
            <text:p>0.2584524474</text:p>
          </table:table-cell>
          <table:table-cell office:value-type="float" office:value="0.0552774991724192" calcext:value-type="float">
            <text:p>0.0552774992</text:p>
          </table:table-cell>
          <table:table-cell/>
          <table:table-cell office:value-type="float" office:value="0.897604707579658" calcext:value-type="float">
            <text:p>0.8976047076</text:p>
          </table:table-cell>
          <table:table-cell office:value-type="float" office:value="0.0560581431542966" calcext:value-type="float">
            <text:p>0.0560581432</text:p>
          </table:table-cell>
          <table:table-cell table:number-columns-repeated="4"/>
          <table:table-cell office:value-type="float" office:value="4.77755352105021" calcext:value-type="float">
            <text:p>4.7775535211</text:p>
          </table:table-cell>
          <table:table-cell office:value-type="float" office:value="0.494384798193649" calcext:value-type="float">
            <text:p>0.4943847982</text:p>
          </table:table-cell>
        </table:table-row>
        <table:table-row table:style-name="ro1">
          <table:table-cell table:number-columns-repeated="4"/>
          <table:table-cell office:value-type="float" office:value="0.776345499192181" calcext:value-type="float">
            <text:p>0.7763454992</text:p>
          </table:table-cell>
          <table:table-cell office:value-type="float" office:value="0.0436962998463413" calcext:value-type="float">
            <text:p>0.0436962998</text:p>
          </table:table-cell>
          <table:table-cell table:number-columns-repeated="4"/>
          <table:table-cell office:value-type="float" office:value="4.74677243239771" calcext:value-type="float">
            <text:p>4.7467724324</text:p>
          </table:table-cell>
          <table:table-cell office:value-type="float" office:value="0.298927355642624" calcext:value-type="float">
            <text:p>0.298927355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(1/[.C7])*[.B7]" office:value-type="float" office:value="0.0703470115493108" calcext:value-type="float">
            <text:p>0.0703470115</text:p>
          </table:table-cell>
          <table:table-cell table:formula="of:=[.B7]/0.3" office:value-type="float" office:value="0.217682739039281" calcext:value-type="float">
            <text:p>0.217682739</text:p>
          </table:table-cell>
          <table:table-cell/>
          <table:table-cell table:formula="of:=(1/[.F7])*[.E7]" office:value-type="float" office:value="0.0428620324849089" calcext:value-type="float">
            <text:p>0.0428620325</text:p>
          </table:table-cell>
          <table:table-cell table:formula="of:=[.E7]/0.8" office:value-type="float" office:value="0.0935815501217904" calcext:value-type="float">
            <text:p>0.0935815501</text:p>
          </table:table-cell>
          <table:table-cell/>
          <table:table-cell table:formula="of:=(1/[.I7])*[.H7]" office:value-type="float" office:value="0.0495075624340486" calcext:value-type="float">
            <text:p>0.0495075624</text:p>
          </table:table-cell>
          <table:table-cell table:formula="of:=[.H7]/3" office:value-type="float" office:value="0.0440429782391373" calcext:value-type="float">
            <text:p>0.0440429782</text:p>
          </table:table-cell>
          <table:table-cell/>
          <table:table-cell table:formula="of:=(1/[.L7])*[.K7]" office:value-type="float" office:value="0.0702954467123655" calcext:value-type="float">
            <text:p>0.0702954467</text:p>
          </table:table-cell>
          <table:table-cell table:formula="of:=[.K7]/4.8" office:value-type="float" office:value="0.0302314263551337" calcext:value-type="float">
            <text:p>0.0302314264</text:p>
          </table:table-cell>
        </table:table-row>
        <table:table-row table:style-name="ro1">
          <table:table-cell/>
          <table:table-cell table:formula="of:=(1/[.C8])*[.B8]" office:value-type="float" office:value="0.057676860405072" calcext:value-type="float">
            <text:p>0.0576768604</text:p>
          </table:table-cell>
          <table:table-cell table:formula="of:=[.B8]/0.3" office:value-type="float" office:value="0.165557460502544" calcext:value-type="float">
            <text:p>0.1655574605</text:p>
          </table:table-cell>
          <table:table-cell/>
          <table:table-cell table:formula="of:=(1/[.F8])*[.E8]" office:value-type="float" office:value="0.095709197379939" calcext:value-type="float">
            <text:p>0.0957091974</text:p>
          </table:table-cell>
          <table:table-cell table:formula="of:=[.E8]/0.8" office:value-type="float" office:value="0.195824913412748" calcext:value-type="float">
            <text:p>0.1958249134</text:p>
          </table:table-cell>
          <table:table-cell/>
          <table:table-cell table:formula="of:=(1/[.I8])*[.H8]" office:value-type="float" office:value="0.164188538925089" calcext:value-type="float">
            <text:p>0.1641885389</text:p>
          </table:table-cell>
          <table:table-cell table:formula="of:=[.H8]/3" office:value-type="float" office:value="0.156783450347584" calcext:value-type="float">
            <text:p>0.1567834503</text:p>
          </table:table-cell>
          <table:table-cell/>
          <table:table-cell table:formula="of:=(1/[.L8])*[.K8]" office:value-type="float" office:value="0.131025375835703" calcext:value-type="float">
            <text:p>0.1310253758</text:p>
          </table:table-cell>
          <table:table-cell table:formula="of:=[.K8]/4.8" office:value-type="float" office:value="0.0730258271285312" calcext:value-type="float">
            <text:p>0.0730258271</text:p>
          </table:table-cell>
        </table:table-row>
        <table:table-row table:style-name="ro1">
          <table:table-cell/>
          <table:table-cell table:formula="of:=(1/[.C9])*[.B9]" office:value-type="float" office:value="0.147135959756822" calcext:value-type="float">
            <text:p>0.1471359598</text:p>
          </table:table-cell>
          <table:table-cell table:formula="of:=[.B9]/0.3" office:value-type="float" office:value="0.383446065570801" calcext:value-type="float">
            <text:p>0.3834460656</text:p>
          </table:table-cell>
          <table:table-cell/>
          <table:table-cell table:formula="of:=(1/[.F9])*[.E9]" office:value-type="float" office:value="0.108107916323692" calcext:value-type="float">
            <text:p>0.1081079163</text:p>
          </table:table-cell>
          <table:table-cell table:formula="of:=[.E9]/0.8" office:value-type="float" office:value="0.235227671358765" calcext:value-type="float">
            <text:p>0.2352276714</text:p>
          </table:table-cell>
          <table:table-cell/>
          <table:table-cell table:formula="of:=(1/[.I9])*[.H9]" office:value-type="float" office:value="0.27766964225787" calcext:value-type="float">
            <text:p>0.2776696423</text:p>
          </table:table-cell>
          <table:table-cell table:formula="of:=[.H9]/3" office:value-type="float" office:value="0.272533683799661" calcext:value-type="float">
            <text:p>0.2725336838</text:p>
          </table:table-cell>
          <table:table-cell/>
          <table:table-cell table:formula="of:=(1/[.L9])*[.K9]" office:value-type="float" office:value="0.15876555479961" calcext:value-type="float">
            <text:p>0.1587655548</text:p>
          </table:table-cell>
          <table:table-cell table:formula="of:=[.K9]/4.8" office:value-type="float" office:value="0.104247983748112" calcext:value-type="float">
            <text:p>0.1042479837</text:p>
          </table:table-cell>
        </table:table-row>
        <table:table-row table:style-name="ro1">
          <table:table-cell/>
          <table:table-cell table:formula="of:=(1/[.C10])*[.B10]" office:value-type="float" office:value="0.167736832309697" calcext:value-type="float">
            <text:p>0.1677368323</text:p>
          </table:table-cell>
          <table:table-cell table:formula="of:=[.B10]/0.3" office:value-type="float" office:value="0.385916457918513" calcext:value-type="float">
            <text:p>0.3859164579</text:p>
          </table:table-cell>
          <table:table-cell/>
          <table:table-cell table:formula="of:=(1/[.F10])*[.E10]" office:value-type="float" office:value="0.175875162899384" calcext:value-type="float">
            <text:p>0.1758751629</text:p>
          </table:table-cell>
          <table:table-cell table:formula="of:=[.E10]/0.8" office:value-type="float" office:value="0.386739922034417" calcext:value-type="float">
            <text:p>0.386739922</text:p>
          </table:table-cell>
          <table:table-cell/>
          <table:table-cell table:formula="of:=(1/[.I10])*[.H10]" office:value-type="float" office:value="0.487124921211967" calcext:value-type="float">
            <text:p>0.4871249212</text:p>
          </table:table-cell>
          <table:table-cell table:formula="of:=[.H10]/3" office:value-type="float" office:value="0.504034150703815" calcext:value-type="float">
            <text:p>0.5040341507</text:p>
          </table:table-cell>
          <table:table-cell/>
          <table:table-cell table:formula="of:=(1/[.L10])*[.K10]" office:value-type="float" office:value="0.194073597902068" calcext:value-type="float">
            <text:p>0.1940735979</text:p>
          </table:table-cell>
          <table:table-cell table:formula="of:=[.K10]/4.8" office:value-type="float" office:value="0.140773763939189" calcext:value-type="float">
            <text:p>0.1407737639</text:p>
          </table:table-cell>
        </table:table-row>
        <table:table-row table:style-name="ro1">
          <table:table-cell/>
          <table:table-cell table:formula="of:=(1/[.C11])*[.B11]" office:value-type="float" office:value="0.267280866125338" calcext:value-type="float">
            <text:p>0.2672808661</text:p>
          </table:table-cell>
          <table:table-cell table:formula="of:=[.B11]/0.3" office:value-type="float" office:value="0.549703470571863" calcext:value-type="float">
            <text:p>0.5497034706</text:p>
          </table:table-cell>
          <table:table-cell/>
          <table:table-cell table:formula="of:=(1/[.F11])*[.E11]" office:value-type="float" office:value="0.194938420300636" calcext:value-type="float">
            <text:p>0.1949384203</text:p>
          </table:table-cell>
          <table:table-cell table:formula="of:=[.E11]/0.8" office:value-type="float" office:value="0.407830896703014" calcext:value-type="float">
            <text:p>0.4078308967</text:p>
          </table:table-cell>
          <table:table-cell/>
          <table:table-cell table:formula="of:=(1/[.I11])*[.H11]" office:value-type="float" office:value="0.79362161604005" calcext:value-type="float">
            <text:p>0.793621616</text:p>
          </table:table-cell>
          <table:table-cell table:formula="of:=[.H11]/3" office:value-type="float" office:value="0.734155315213829" calcext:value-type="float">
            <text:p>0.7341553152</text:p>
          </table:table-cell>
          <table:table-cell/>
          <table:table-cell table:formula="of:=(1/[.L11])*[.K11]" office:value-type="float" office:value="0.229634161516446" calcext:value-type="float">
            <text:p>0.2296341615</text:p>
          </table:table-cell>
          <table:table-cell table:formula="of:=[.K11]/4.8" office:value-type="float" office:value="0.159561612408616" calcext:value-type="float">
            <text:p>0.1595616124</text:p>
          </table:table-cell>
        </table:table-row>
        <table:table-row table:style-name="ro1">
          <table:table-cell/>
          <table:table-cell table:formula="of:=(1/[.C12])*[.B12]" office:value-type="float" office:value="0.416949524798339" calcext:value-type="float">
            <text:p>0.4169495248</text:p>
          </table:table-cell>
          <table:table-cell table:formula="of:=[.B12]/0.3" office:value-type="float" office:value="0.687839576014796" calcext:value-type="float">
            <text:p>0.687839576</text:p>
          </table:table-cell>
          <table:table-cell/>
          <table:table-cell table:formula="of:=(1/[.F12])*[.E12]" office:value-type="float" office:value="0.482519943688409" calcext:value-type="float">
            <text:p>0.4825199437</text:p>
          </table:table-cell>
          <table:table-cell table:formula="of:=[.E12]/0.8" office:value-type="float" office:value="0.825558802749053" calcext:value-type="float">
            <text:p>0.8255588027</text:p>
          </table:table-cell>
          <table:table-cell/>
          <table:table-cell table:formula="of:=(1/[.I12])*[.H12]" office:value-type="float" office:value="1.36255917853792" calcext:value-type="float">
            <text:p>1.3625591785</text:p>
          </table:table-cell>
          <table:table-cell table:formula="of:=[.H12]/3" office:value-type="float" office:value="0.841819131047726" calcext:value-type="float">
            <text:p>0.841819131</text:p>
          </table:table-cell>
          <table:table-cell/>
          <table:table-cell table:formula="of:=(1/[.L12])*[.K12]" office:value-type="float" office:value="0.410191365952102" calcext:value-type="float">
            <text:p>0.410191366</text:p>
          </table:table-cell>
          <table:table-cell table:formula="of:=[.K12]/4.8" office:value-type="float" office:value="0.299182526585539" calcext:value-type="float">
            <text:p>0.2991825266</text:p>
          </table:table-cell>
        </table:table-row>
        <table:table-row table:style-name="ro1">
          <table:table-cell/>
          <table:table-cell table:formula="of:=(1/[.C13])*[.B13]" office:value-type="float" office:value="0.447073836357204" calcext:value-type="float">
            <text:p>0.4470738364</text:p>
          </table:table-cell>
          <table:table-cell table:formula="of:=[.B13]/0.3" office:value-type="float" office:value="0.582765554825417" calcext:value-type="float">
            <text:p>0.5827655548</text:p>
          </table:table-cell>
          <table:table-cell/>
          <table:table-cell table:formula="of:=(1/[.F13])*[.E13]" office:value-type="float" office:value="0.868236823136236" calcext:value-type="float">
            <text:p>0.8682368231</text:p>
          </table:table-cell>
          <table:table-cell table:formula="of:=[.E13]/0.8" office:value-type="float" office:value="0.981950078311437" calcext:value-type="float">
            <text:p>0.9819500783</text:p>
          </table:table-cell>
          <table:table-cell/>
          <table:table-cell table:formula="of:=(1/[.I13])*[.H13]" office:value-type="float" office:value="7.57570359814748" calcext:value-type="float">
            <text:p>7.5757035981</text:p>
          </table:table-cell>
          <table:table-cell table:formula="of:=[.H13]/3" office:value-type="float" office:value="0.980614007783383" calcext:value-type="float">
            <text:p>0.9806140078</text:p>
          </table:table-cell>
          <table:table-cell/>
          <table:table-cell table:formula="of:=(1/[.L13])*[.K13]" office:value-type="float" office:value="0.605345725699699" calcext:value-type="float">
            <text:p>0.6053457257</text:p>
          </table:table-cell>
          <table:table-cell table:formula="of:=[.K13]/4.8" office:value-type="float" office:value="0.420818469806041" calcext:value-type="float">
            <text:p>0.4208184698</text:p>
          </table:table-cell>
        </table:table-row>
        <table:table-row table:style-name="ro1">
          <table:table-cell/>
          <table:table-cell table:formula="of:=(1/[.C14])*[.B14]" office:value-type="float" office:value="0.677418656350145" calcext:value-type="float">
            <text:p>0.6774186564</text:p>
          </table:table-cell>
          <table:table-cell table:formula="of:=[.B14]/0.3" office:value-type="float" office:value="0.772862245981906" calcext:value-type="float">
            <text:p>0.772862246</text:p>
          </table:table-cell>
          <table:table-cell/>
          <table:table-cell table:formula="of:=(1/[.F14])*[.E14]" office:value-type="float" office:value="1.30154515499536" calcext:value-type="float">
            <text:p>1.301545155</text:p>
          </table:table-cell>
          <table:table-cell table:formula="of:=[.E14]/0.8" office:value-type="float" office:value="1.0050791266669" calcext:value-type="float">
            <text:p>1.0050791267</text:p>
          </table:table-cell>
          <table:table-cell/>
          <table:table-cell table:formula="of:=(1/[.I14])*[.H14]" office:value-type="float" office:value="13.0294585987261" calcext:value-type="float">
            <text:p>13.0294585987</text:p>
          </table:table-cell>
          <table:table-cell table:formula="of:=[.H14]/3" office:value-type="float" office:value="0.943319317974081" calcext:value-type="float">
            <text:p>0.943319318</text:p>
          </table:table-cell>
          <table:table-cell/>
          <table:table-cell table:formula="of:=(1/[.L14])*[.K14]" office:value-type="float" office:value="0.747637130118427" calcext:value-type="float">
            <text:p>0.7476371301</text:p>
          </table:table-cell>
          <table:table-cell table:formula="of:=[.K14]/4.8" office:value-type="float" office:value="0.570284926818744" calcext:value-type="float">
            <text:p>0.5702849268</text:p>
          </table:table-cell>
        </table:table-row>
        <table:table-row table:style-name="ro1">
          <table:table-cell/>
          <table:table-cell table:formula="of:=(1/[.C15])*[.B15]" office:value-type="float" office:value="1.03154219092693" calcext:value-type="float">
            <text:p>1.0315421909</text:p>
          </table:table-cell>
          <table:table-cell table:formula="of:=[.B15]/0.3" office:value-type="float" office:value="0.883041744689892" calcext:value-type="float">
            <text:p>0.8830417447</text:p>
          </table:table-cell>
          <table:table-cell/>
          <table:table-cell table:formula="of:=(1/[.F15])*[.E15]" office:value-type="float" office:value="1.8278545161001" calcext:value-type="float">
            <text:p>1.8278545161</text:p>
          </table:table-cell>
          <table:table-cell table:formula="of:=[.E15]/0.8" office:value-type="float" office:value="1.00687016111899" calcext:value-type="float">
            <text:p>1.0068701611</text:p>
          </table:table-cell>
          <table:table-cell/>
          <table:table-cell table:formula="of:=(1/[.I15])*[.H15]" office:value-type="float" office:value="20.2712692967411" calcext:value-type="float">
            <text:p>20.2712692967</text:p>
          </table:table-cell>
          <table:table-cell table:formula="of:=[.H15]/3" office:value-type="float" office:value="0.973182244137347" calcext:value-type="float">
            <text:p>0.9731822441</text:p>
          </table:table-cell>
          <table:table-cell/>
          <table:table-cell table:formula="of:=(1/[.L15])*[.K15]" office:value-type="float" office:value="1.15378079610771" calcext:value-type="float">
            <text:p>1.1537807961</text:p>
          </table:table-cell>
          <table:table-cell table:formula="of:=[.K15]/4.8" office:value-type="float" office:value="0.796732412041681" calcext:value-type="float">
            <text:p>0.796732412</text:p>
          </table:table-cell>
        </table:table-row>
        <table:table-row table:style-name="ro1">
          <table:table-cell/>
          <table:table-cell table:formula="of:=(1/[.C16])*[.B16]" office:value-type="float" office:value="2.11765840993615" calcext:value-type="float">
            <text:p>2.1176584099</text:p>
          </table:table-cell>
          <table:table-cell table:formula="of:=[.B16]/0.3" office:value-type="float" office:value="0.99404470751378" calcext:value-type="float">
            <text:p>0.9940447075</text:p>
          </table:table-cell>
          <table:table-cell/>
          <table:table-cell table:formula="of:=(1/[.F16])*[.E16]" office:value-type="float" office:value="5.63851690659525" calcext:value-type="float">
            <text:p>5.6385169066</text:p>
          </table:table-cell>
          <table:table-cell table:formula="of:=[.E16]/0.8" office:value-type="float" office:value="1.04017413795659" calcext:value-type="float">
            <text:p>1.040174138</text:p>
          </table:table-cell>
          <table:table-cell table:number-columns-repeated="4"/>
          <table:table-cell table:formula="of:=(1/[.L16])*[.K16]" office:value-type="float" office:value="4.3795069143484" calcext:value-type="float">
            <text:p>4.3795069143</text:p>
          </table:table-cell>
          <table:table-cell table:formula="of:=[.K16]/4.8" office:value-type="float" office:value="1.00273225393657" calcext:value-type="float">
            <text:p>1.0027322539</text:p>
          </table:table-cell>
        </table:table-row>
        <table:table-row table:style-name="ro1">
          <table:table-cell/>
          <table:table-cell table:formula="of:=(1/[.C17])*[.B17]" office:value-type="float" office:value="4.67554522702891" calcext:value-type="float">
            <text:p>4.675545227</text:p>
          </table:table-cell>
          <table:table-cell table:formula="of:=[.B17]/0.3" office:value-type="float" office:value="0.861508158058996" calcext:value-type="float">
            <text:p>0.8615081581</text:p>
          </table:table-cell>
          <table:table-cell/>
          <table:table-cell table:formula="of:=(1/[.F17])*[.E17]" office:value-type="float" office:value="16.0120306716021" calcext:value-type="float">
            <text:p>16.0120306716</text:p>
          </table:table-cell>
          <table:table-cell table:formula="of:=[.E17]/0.8" office:value-type="float" office:value="1.12200588447457" calcext:value-type="float">
            <text:p>1.1220058845</text:p>
          </table:table-cell>
          <table:table-cell table:number-columns-repeated="4"/>
          <table:table-cell table:formula="of:=(1/[.L17])*[.K17]" office:value-type="float" office:value="9.66363354720073" calcext:value-type="float">
            <text:p>9.6636335472</text:p>
          </table:table-cell>
          <table:table-cell table:formula="of:=[.K17]/4.8" office:value-type="float" office:value="0.995323650218794" calcext:value-type="float">
            <text:p>0.9953236502</text:p>
          </table:table-cell>
        </table:table-row>
        <table:table-row table:style-name="ro1">
          <table:table-cell table:number-columns-repeated="4"/>
          <table:table-cell table:formula="of:=(1/[.F18])*[.E18]" office:value-type="float" office:value="17.7668475802805" calcext:value-type="float">
            <text:p>17.7668475803</text:p>
          </table:table-cell>
          <table:table-cell table:formula="of:=[.E18]/0.8" office:value-type="float" office:value="0.970431873990227" calcext:value-type="float">
            <text:p>0.970431874</text:p>
          </table:table-cell>
          <table:table-cell table:number-columns-repeated="4"/>
          <table:table-cell table:formula="of:=(1/[.L18])*[.K18]" office:value-type="float" office:value="15.8793510958315" calcext:value-type="float">
            <text:p>15.8793510958</text:p>
          </table:table-cell>
          <table:table-cell table:formula="of:=[.K18]/4.8" office:value-type="float" office:value="0.98891092341619" calcext:value-type="float">
            <text:p>0.9889109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5:24:12.301501000</meta:creation-date>
    <dc:date>2016-03-26T21:36:43.037676000</dc:date>
    <meta:editing-duration>PT5H51M55S</meta:editing-duration>
    <meta:editing-cycles>3</meta:editing-cycles>
    <meta:generator>LibreOffice/5.1.0.3$MacOSX_X86_64 LibreOffice_project/5e3e00a007d9b3b6efb6797a8b8e57b51ab1f737</meta:generator>
    <meta:document-statistic meta:table-count="2" meta:cell-count="332" meta:object-count="0"/>
  </office:meta>
</office:document-meta>
</file>